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BeanNameTests.registerOut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BeanNameTests.generateBeanName( 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BeanNameTests.registerNeste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.nest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BeanNameTests.registerOuterConfig_withBeanName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.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